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25cm" svg:height="4.936cm" svg:x="3.037cm" svg:y="3.124cm" svg:viewBox="0 0 3926 4937" svg:d="M1971 4180c921-174 1342-841 1313-1849s-487-1705-1284-1582c-798 124-1262 762-1363 1756-102 994 412 1849 1334 1675zM3922 2034c61 1309-624 2661-2110 2879-1487 217-1865-1066-1806-2147 58-1081 778-2643 2060-2756 1281-112 1795 714 1856 202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5:26.120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